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style:writing-mode="page"/>
    </style:style>
    <style:style style:name="P1" style:family="paragraph" style:parent-style-name="Table_20_Contents">
      <style:text-properties officeooo:paragraph-rsid="00549bbc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Additional reference images</text:h>
      <text:h text:style-name="Heading_20_2" text:outline-level="2">Settings</text:h>
      <text:h text:style-name="Heading_20_3" text:outline-level="3">Ingary</text:h>
      <text:h text:style-name="Heading_20_4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Table_20_Contents"><draw:frame draw:style-name="fr1" draw:name="Cornice7" text:anchor-type="paragraph" svg:width="6.332cm" draw:z-index="10"><draw:text-box fo:min-height="3.561cm"><text:p text:style-name="Picture"><draw:frame draw:style-name="fr2" draw:name="Immagine38" text:anchor-type="as-char" svg:width="6.332cm" style:rel-width="100%" svg:height="3.561cm" style:rel-height="scale" draw:z-index="11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Table_20_Contents"><draw:frame draw:style-name="fr1" draw:name="Cornice8" text:anchor-type="paragraph" svg:width="6.334cm" draw:z-index="6"><draw:text-box fo:min-height="3.692cm"><text:p text:style-name="Picture"><draw:frame draw:style-name="fr2" draw:name="Immagine39" text:anchor-type="as-char" svg:width="6.334cm" style:rel-width="100%" svg:height="3.692cm" style:rel-height="scale" draw:z-index="7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Table_20_Contents"><draw:frame draw:style-name="fr1" draw:name="Cornice9" text:anchor-type="paragraph" svg:width="6.334cm" draw:z-index="0"><draw:text-box fo:min-height="3.134cm"><text:p text:style-name="Picture"><draw:frame draw:style-name="fr2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</table:table>
      <text:h text:style-name="Heading_20_4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Table_20_Contents"><draw:frame draw:style-name="fr1" draw:name="Cornice10" text:anchor-type="paragraph" svg:width="6.332cm" draw:z-index="16"><draw:text-box fo:min-height="2.02cm"><text:p text:style-name="Picture"><draw:frame draw:style-name="fr2" draw:name="Immagine41" text:anchor-type="as-char" svg:width="6.332cm" style:rel-width="100%" svg:height="2.02cm" style:rel-height="scale" draw:z-index="17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1" text:anchor-type="paragraph" svg:width="6.334cm" draw:z-index="12"><draw:text-box fo:min-height="3.902cm"><text:p text:style-name="Picture"><draw:frame draw:style-name="fr2" draw:name="Immagine42" text:anchor-type="as-char" svg:width="6.334cm" style:rel-width="100%" svg:height="3.902cm" style:rel-height="scale" draw:z-index="13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2" text:anchor-type="paragraph" svg:width="6.334cm" draw:z-index="2"><draw:text-box fo:min-height="4.362cm"><text:p text:style-name="Picture"><draw:frame draw:style-name="fr2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</table:table>
      <text:h text:style-name="Heading_20_4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Table_20_Contents"><draw:frame draw:style-name="fr1" draw:name="Cornice13" text:anchor-type="paragraph" svg:width="6.332cm" draw:z-index="4"><draw:text-box fo:min-height="3.722cm"><text:p text:style-name="Picture"><draw:frame draw:style-name="fr2" draw:name="Immagine44" text:anchor-type="as-char" svg:width="6.332cm" style:rel-width="100%" svg:height="3.722cm" style:rel-height="scale" draw:z-index="5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4" text:anchor-type="paragraph" svg:width="6.334cm" draw:z-index="8"><draw:text-box fo:min-height="3.833cm"><text:p text:style-name="Picture"><draw:frame draw:style-name="fr2" draw:name="Immagine45" text:anchor-type="as-char" svg:width="6.334cm" style:rel-width="100%" svg:height="3.833cm" style:rel-height="scale" draw:z-index="9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5" text:anchor-type="paragraph" svg:width="6.334cm" draw:z-index="14"><draw:text-box fo:min-height="3.561cm"><text:p text:style-name="Picture"><draw:frame draw:style-name="fr2" draw:name="Immagine46" text:anchor-type="as-char" svg:width="6.334cm" style:rel-width="100%" svg:height="3.561cm" style:rel-height="scale" draw:z-index="15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</table:table>
      <text:h text:style-name="Heading_20_3" text:outline-level="3"><text:soft-page-break/>Radme</text:h>
      <text:h text:style-name="Heading_20_4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1"><draw:frame draw:style-name="fr1" draw:name="Cornice19" text:anchor-type="paragraph" svg:width="6.332cm" draw:z-index="18"><draw:text-box fo:min-height="6.168cm"><text:p text:style-name="Picture"><draw:frame draw:style-name="fr2" draw:name="Immagine50" text:anchor-type="as-char" svg:width="6.332cm" style:rel-width="100%" svg:height="6.168cm" style:rel-height="scale" draw:z-index="19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1"><draw:frame draw:style-name="fr1" draw:name="Cornice16" text:anchor-type="paragraph" svg:width="6.334cm" draw:z-index="20"><draw:text-box fo:min-height="4.083cm"><text:p text:style-name="Picture"><draw:frame draw:style-name="fr2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1"><draw:frame draw:style-name="fr1" draw:name="Cornice17" text:anchor-type="paragraph" svg:width="6.334cm" draw:z-index="22"><draw:text-box fo:min-height="3.561cm"><text:p text:style-name="Picture"><draw:frame draw:style-name="fr2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1"><draw:frame draw:style-name="fr1" draw:name="Cornice18" text:anchor-type="paragraph" svg:width="6.332cm" draw:z-index="24"><draw:text-box fo:min-height="2.581cm"><text:p text:style-name="Picture"><draw:frame draw:style-name="fr2" draw:name="Immagine49" text:anchor-type="as-char" svg:width="6.332cm" style:rel-width="100%" svg:height="2.581cm" style:rel-height="scale" draw:z-index="25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1"><draw:frame draw:style-name="fr1" draw:name="Cornice20" text:anchor-type="paragraph" svg:width="6.334cm" draw:z-index="26"><draw:text-box fo:min-height="3.545cm"><text:p text:style-name="Picture"><draw:frame draw:style-name="fr2" draw:name="Immagine51" text:anchor-type="as-char" svg:width="6.334cm" style:rel-width="100%" svg:height="3.545cm" style:rel-height="scale" draw:z-index="27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1"/>
          </table:table-cell>
        </table:table-row>
      </table:table>
      <text:h text:style-name="Heading_20_4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"><draw:frame draw:style-name="fr1" draw:name="Cornice21" text:anchor-type="paragraph" svg:width="6.332cm" draw:z-index="28"><draw:text-box fo:min-height="4.748cm"><text:p text:style-name="Picture"><draw:frame draw:style-name="fr2" draw:name="Immagine52" text:anchor-type="as-char" svg:width="6.332cm" style:rel-width="100%" svg:height="4.748cm" style:rel-height="scale" draw:z-index="29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1"><draw:frame draw:style-name="fr1" draw:name="Cornice22" text:anchor-type="paragraph" svg:width="6.334cm" draw:z-index="30"><draw:text-box fo:min-height="4.207cm"><text:p text:style-name="Picture"><draw:frame draw:style-name="fr2" draw:name="Immagine53" text:anchor-type="as-char" svg:width="6.334cm" style:rel-width="100%" svg:height="4.207cm" style:rel-height="scale" draw:z-index="31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1"><draw:frame draw:style-name="fr1" draw:name="Cornice23" text:anchor-type="paragraph" svg:width="6.334cm" draw:z-index="32"><draw:text-box fo:min-height="4.687cm"><text:p text:style-name="Picture"><draw:frame draw:style-name="fr2" draw:name="Immagine54" text:anchor-type="as-char" svg:width="6.334cm" style:rel-width="100%" svg:height="4.687cm" style:rel-height="scale" draw:z-index="33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</table:table>
      <text:h text:style-name="Heading_20_4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"><draw:frame draw:style-name="fr1" draw:name="Cornice24" text:anchor-type="paragraph" svg:width="6.332cm" draw:z-index="34"><draw:text-box fo:min-height="9.516cm"><text:p text:style-name="Picture"><draw:frame draw:style-name="fr2" draw:name="Immagine55" text:anchor-type="as-char" svg:width="6.332cm" style:rel-width="100%" svg:height="9.516cm" style:rel-height="scale" draw:z-index="35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5" text:anchor-type="paragraph" svg:width="6.334cm" draw:z-index="36"><draw:text-box fo:min-height="2.956cm"><text:p text:style-name="Picture"><draw:frame draw:style-name="fr2" draw:name="Immagine56" text:anchor-type="as-char" svg:width="6.334cm" style:rel-width="100%" svg:height="2.956cm" style:rel-height="scale" draw:z-index="37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6" text:anchor-type="paragraph" svg:width="6.334cm" draw:z-index="38"><draw:text-box fo:min-height="3.293cm"><text:p text:style-name="Picture"><draw:frame draw:style-name="fr2" draw:name="Immagine57" text:anchor-type="as-char" svg:width="6.334cm" style:rel-width="100%" svg:height="3.293cm" style:rel-height="scale" draw:z-index="39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</table:table>
      <text:h text:style-name="Heading_20_4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"><draw:frame draw:style-name="fr1" draw:name="Cornice27" text:anchor-type="paragraph" svg:width="6.332cm" draw:z-index="40"><draw:text-box fo:min-height="3.561cm"><text:p text:style-name="Picture"><draw:frame draw:style-name="fr2" draw:name="Immagine58" text:anchor-type="as-char" svg:width="6.332cm" style:rel-width="100%" svg:height="3.561cm" style:rel-height="scale" draw:z-index="41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1"><draw:frame draw:style-name="fr1" draw:name="Cornice28" text:anchor-type="paragraph" svg:width="6.334cm" draw:z-index="42"><draw:text-box fo:min-height="4.591cm"><text:p text:style-name="Picture"><draw:frame draw:style-name="fr2" draw:name="Immagine59" text:anchor-type="as-char" svg:width="6.334cm" style:rel-width="100%" svg:height="4.591cm" style:rel-height="scale" draw:z-index="43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1"><draw:frame draw:style-name="fr1" draw:name="Cornice29" text:anchor-type="paragraph" svg:width="6.334cm" draw:z-index="44"><draw:text-box fo:min-height="3.563cm"><text:p text:style-name="Picture"><draw:frame draw:style-name="fr2" draw:name="Immagine60" text:anchor-type="as-char" svg:width="6.334cm" style:rel-width="100%" svg:height="3.563cm" style:rel-height="scale" draw:z-index="45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</table:table>
      <text:h text:style-name="Heading_20_4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"><draw:frame draw:style-name="fr1" draw:name="Cornice30" text:anchor-type="paragraph" svg:width="6.332cm" draw:z-index="46"><draw:text-box fo:min-height="3.561cm"><text:p text:style-name="Picture"><draw:frame draw:style-name="fr2" draw:name="Immagine61" text:anchor-type="as-char" svg:width="6.332cm" style:rel-width="100%" svg:height="3.561cm" style:rel-height="scale" draw:z-index="47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1"><draw:frame draw:style-name="fr1" draw:name="Cornice31" text:anchor-type="paragraph" svg:width="6.334cm" draw:z-index="48"><draw:text-box fo:min-height="3.604cm"><text:p text:style-name="Picture"><draw:frame draw:style-name="fr2" draw:name="Immagine62" text:anchor-type="as-char" svg:width="6.334cm" style:rel-width="100%" svg:height="3.604cm" style:rel-height="scale" draw:z-index="49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1"><draw:frame draw:style-name="fr1" draw:name="Cornice32" text:anchor-type="paragraph" svg:width="6.334cm" draw:z-index="50"><draw:text-box fo:min-height="3.667cm"><text:p text:style-name="Picture"><draw:frame draw:style-name="fr2" draw:name="Immagine63" text:anchor-type="as-char" svg:width="6.334cm" style:rel-width="100%" svg:height="3.667cm" style:rel-height="scale" draw:z-index="51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</table:table>
      <text:h text:style-name="Heading_20_4" text:outline-level="4"><text:soft-page-break/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Table_20_Contents"><draw:frame draw:style-name="fr1" draw:name="Cornice33" text:anchor-type="paragraph" svg:width="6.332cm" draw:z-index="52"><draw:text-box fo:min-height="2.674cm"><text:p text:style-name="Picture"><draw:frame draw:style-name="fr2" draw:name="Immagine64" text:anchor-type="as-char" svg:width="6.332cm" style:rel-width="100%" svg:height="2.674cm" style:rel-height="scale" draw:z-index="53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4" text:anchor-type="paragraph" svg:width="6.334cm" draw:z-index="54"><draw:text-box fo:min-height="3.958cm"><text:p text:style-name="Picture"><draw:frame draw:style-name="fr2" draw:name="Immagine65" text:anchor-type="as-char" svg:width="6.334cm" style:rel-width="100%" svg:height="3.958cm" style:rel-height="scale" draw:z-index="55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5" text:anchor-type="paragraph" svg:width="6.334cm" draw:z-index="56"><draw:text-box fo:min-height="4.75cm"><text:p text:style-name="Picture"><draw:frame draw:style-name="fr2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</table:table>
      <text:p text:style-name="Standard"/>
      <text:p text:style-name="Standard">All images on this page(s) are protected by the following copyrights: 1997 Eiichiro Oda, 2000 LucasArts, 2002 Masashi Kishimoto, 2004 Studio Ghibli, 2004 Akira Amano, 2009 Isayama Haj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8-11-25T20:29:59.058000000</dc:date>
    <dc:creator>Michele Maione</dc:creator>
    <meta:editing-duration>PT5M36S</meta:editing-duration>
    <meta:editing-cycles>2</meta:editing-cycles>
    <meta:generator>LibreOffice/6.1.2.1$Windows_X86_64 LibreOffice_project/65905a128db06ba48db947242809d14d3f9a93fe</meta:generator>
    <meta:document-statistic meta:table-count="10" meta:image-count="29" meta:object-count="0" meta:page-count="4" meta:paragraph-count="45" meta:word-count="150" meta:character-count="925" meta:non-whitespace-character-count="821"/>
    <meta:template xlink:type="simple" xlink:actuate="onRequest" xlink:title="" xlink:href="../MasterGameDesignDocument.odm" meta:date="2018-11-25T20:23:46.265000000"/>
  </office:meta>
</office:document-meta>
</file>